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0000000002000000020B2FF2A327EABC87D.png" manifest:media-type="image/pn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7" svg:font-family="Consolas, 'Lucida Console'"/>
    <style:font-face style:name="Arial2" svg:font-family="Arial" style:font-family-generic="swiss"/>
    <style:font-face style:name="Calibri2" svg:font-family="Calibri" style:font-family-generic="swiss"/>
    <style:font-face style:name="Consolas5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6" svg:font-family="Consolas, 'Lucida Console'" style:font-pitch="variable"/>
    <style:font-face style:name="Liberation Sans2" svg:font-family="'Liberation Sans'" style:font-pitch="variable"/>
    <style:font-face style:name="Consolas4" svg:font-family="Consolas" style:font-family-generic="modern" style:font-pitch="variable"/>
    <style:font-face style:name="Consolas2" svg:font-family="Consolas" style:font-adornments="Regular" style:font-family-generic="modern" style:font-pitch="variable"/>
    <style:font-face style:name="Lao UI2" svg:font-family="'Lao UI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000000" fo:min-height="7.471cm"/>
    </style:style>
    <style:style style:name="gr3" style:family="graphic" style:parent-style-name="standard">
      <style:graphic-properties draw:stroke="none" draw:fill="solid" draw:fill-color="#000000" fo:min-height="12.451cm"/>
    </style:style>
    <style:style style:name="gr4" style:family="graphic" style:parent-style-name="standard">
      <style:graphic-properties draw:stroke="none" draw:fill="solid" draw:fill-color="#000000" fo:min-height="13.591cm"/>
    </style:style>
    <style:style style:name="gr5" style:family="graphic" style:parent-style-name="standard">
      <style:graphic-properties draw:stroke="none" draw:fill="solid" draw:fill-color="#000000" fo:min-height="6.75cm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subtitle">
      <style:graphic-properties draw:fill-color="#ffffff" fo:min-height="3.4cm"/>
    </style:style>
    <style:style style:name="pr3" style:family="presentation" style:parent-style-name="PHP_25_20Akademija_25_20template_25_20v42-notes">
      <style:graphic-properties draw:fill-color="#ffffff" draw:auto-grow-height="true" fo:min-height="13.364cm"/>
    </style:style>
    <style:style style:name="pr4" style:family="presentation" style:parent-style-name="PHP_25_20Akademija_25_20template_25_20v41-title">
      <style:graphic-properties draw:auto-grow-height="true" fo:min-height="2.508cm"/>
    </style:style>
    <style:style style:name="pr5" style:family="presentation" style:parent-style-name="PHP_25_20Akademija_25_20template_25_20v41-outline1">
      <style:graphic-properties fo:min-height="15.409cm"/>
    </style:style>
    <style:style style:name="pr6" style:family="presentation" style:parent-style-name="PHP_25_20Akademija_25_20template_25_20v41-notes">
      <style:graphic-properties draw:fill-color="#ffffff" draw:auto-grow-height="true" fo:min-height="13.364cm"/>
    </style:style>
    <style:style style:name="pr7" style:family="presentation" style:parent-style-name="PHP_25_20Akademija_25_20template_25_20v41-outline1">
      <style:graphic-properties fo:min-height="19.75cm"/>
    </style:style>
    <style:style style:name="pr8" style:family="presentation" style:parent-style-name="PHP_25_20Akademija_25_20template_25_20v41-notes">
      <style:graphic-properties draw:fill-color="#ffffff" fo:min-height="13.364cm"/>
    </style:style>
    <style:style style:name="pr9" style:family="presentation" style:parent-style-name="PHP_25_20Akademija_25_20template_25_20v41-title">
      <style:graphic-properties fo:min-height="2.508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.499cm"/>
    </style:style>
    <style:style style:name="P4" style:family="paragraph">
      <loext:graphic-properties draw:fill="solid" draw:fill-color="#000000"/>
      <style:text-properties fo:color="#aeaeae" style:font-name="Consolas5" fo:font-size="20pt"/>
    </style:style>
    <style:style style:name="P5" style:family="paragraph">
      <loext:graphic-properties draw:fill="solid" draw:fill-color="#000000"/>
      <style:text-properties fo:color="#aeaeae" style:font-name="Consolas5" fo:font-size="20pt" style:font-size-asian="20pt" style:font-size-complex="20pt"/>
    </style:style>
    <style:style style:name="P6" style:family="paragraph">
      <loext:graphic-properties draw:fill="solid" draw:fill-color="#000000"/>
      <style:text-properties fo:color="#aeaeae" style:font-name="Consolas5" fo:font-size="22pt" style:font-size-asian="22pt" style:font-size-complex="22pt"/>
    </style:style>
    <style:style style:name="T1" style:family="text">
      <style:text-properties fo:color="#800000" style:font-name="Consolas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color="#aeaeae" style:font-name="Consolas5" fo:font-size="20pt"/>
    </style:style>
    <style:style style:name="T9" style:family="text">
      <style:text-properties fo:color="#fbde2d" style:font-name="Consolas5" fo:font-size="20pt"/>
    </style:style>
    <style:style style:name="T10" style:family="text">
      <style:text-properties fo:color="#f8f8f8" style:font-name="Consolas5" fo:font-size="20pt"/>
    </style:style>
    <style:style style:name="T11" style:family="text">
      <style:text-properties fo:color="#ff6400" style:font-name="Consolas5" fo:font-size="20pt"/>
    </style:style>
    <style:style style:name="T12" style:family="text">
      <style:text-properties fo:color="#61ce3c" style:font-name="Consolas5" fo:font-size="20pt"/>
    </style:style>
    <style:style style:name="T13" style:family="text">
      <style:text-properties fo:color="#aeaeae" style:font-name="Consolas5" fo:font-size="20pt" style:font-size-asian="20pt" style:font-size-complex="20pt"/>
    </style:style>
    <style:style style:name="T14" style:family="text">
      <style:text-properties fo:color="#fbde2d" style:font-name="Consolas5" fo:font-size="20pt" style:font-size-asian="20pt" style:font-size-complex="20pt"/>
    </style:style>
    <style:style style:name="T15" style:family="text">
      <style:text-properties fo:color="#f8f8f8" style:font-name="Consolas5" fo:font-size="20pt" style:font-size-asian="20pt" style:font-size-complex="20pt"/>
    </style:style>
    <style:style style:name="T16" style:family="text">
      <style:text-properties fo:color="#ff6400" style:font-name="Consolas5" fo:font-size="20pt" style:font-size-asian="20pt" style:font-size-complex="20pt"/>
    </style:style>
    <style:style style:name="T17" style:family="text">
      <style:text-properties style:font-name="Consolas5" fo:font-size="20pt" style:font-size-asian="20pt" style:font-size-complex="20pt"/>
    </style:style>
    <style:style style:name="T18" style:family="text">
      <style:text-properties style:font-name="Consolas5"/>
    </style:style>
    <style:style style:name="T19" style:family="text">
      <style:text-properties fo:color="#aeaeae" style:font-name="Consolas5" fo:font-size="22pt" style:font-size-asian="22pt" style:font-size-complex="22pt"/>
    </style:style>
    <style:style style:name="T20" style:family="text">
      <style:text-properties fo:color="#fbde2d" style:font-name="Consolas5" fo:font-size="22pt" style:font-size-asian="22pt" style:font-size-complex="22pt"/>
    </style:style>
    <style:style style:name="T21" style:family="text">
      <style:text-properties fo:color="#f8f8f8" style:font-name="Consolas5" fo:font-size="22pt" style:font-size-asian="22pt" style:font-size-complex="22pt"/>
    </style:style>
    <style:style style:name="T22" style:family="text">
      <style:text-properties fo:color="#ff6400" style:font-name="Consolas5" fo:font-size="22pt" style:font-size-asian="22pt" style:font-size-complex="22pt"/>
    </style:style>
    <style:style style:name="T23" style:family="text">
      <style:text-properties style:font-name="Consolas5" fo:font-size="22pt" style:font-size-asian="22pt" style:font-size-complex="22pt"/>
    </style:style>
    <style:style style:name="T24" style:family="text">
      <style:text-properties fo:color="#fbde2d" style:font-name="Consolas7" fo:font-size="22pt" style:font-name-asian="Liberation Mono2" style:font-size-asian="22pt" style:font-size-complex="22pt"/>
    </style:style>
    <style:style style:name="T25" style:family="text">
      <style:text-properties fo:color="#f8f8f8" style:font-name="Consolas7" fo:font-size="22pt" style:font-name-asian="Liberation Mono2" style:font-size-asian="22pt" style:font-size-complex="22pt"/>
    </style:style>
    <style:style style:name="T26" style:family="text">
      <style:text-properties fo:color="#d8fa3c" style:font-name="Consolas7" fo:font-size="22pt" style:font-name-asian="Liberation Mono2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0">
        <office:forms form:automatic-focus="false" form:apply-design-mode="false"/>
        <draw:frame presentation:style-name="pr1" draw:layer="layout" svg:width="32.399cm" svg:height="4.508cm" svg:x="1.8cm" svg:y="11.492cm" presentation:class="title" presentation:user-transformed="true">
          <draw:text-box>
            <text:p>Symfony routing komponenta</text:p>
          </draw:text-box>
        </draw:frame>
        <draw:frame presentation:style-name="pr2" draw:text-style-name="P1" draw:layer="layout" svg:width="32.399cm" svg:height="3.4cm" svg:x="1.8cm" svg:y="18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Symfony routing</text:p>
          </draw:text-box>
        </draw:frame>
        <draw:frame presentation:style-name="pr5" draw:layer="layout" svg:width="32.2cm" svg:height="20cm" svg:x="1.8cm" svg:y="4.6cm" presentation:class="outline" presentation:user-transformed="true">
          <draw:text-box>
            <text:p xml:id="id1" text:id="id1">Ruta (eng. Route) je mapa od URL putanje do akcije u controlleru</text:p>
            <text:p xml:id="id2" text:id="id2">Tradicionalni URL:</text:p>
            <text:list text:style-name="L2">
              <text:list-item>
                <text:p xml:id="id3" text:id="id3">http://www.adriatic.hr/index.php?accommodation_id=1234</text:p>
              </text:list-item>
              <text:list-item>
                <text:p xml:id="id4" text:id="id4">http://www.adriatic.hr/index.php?region_id=3&amp;place_id=15 </text:p>
              </text:list-item>
            </text:list>
            <text:p xml:id="id5" text:id="id5">Neki problemi: </text:p>
            <text:list text:continue-numbering="true" text:style-name="L2">
              <text:list-item>
                <text:p xml:id="id6" text:id="id6">Otkrivaju detalje implementacije, npr. jezik u kojem je pisana web aplikacija</text:p>
              </text:list-item>
              <text:list-item>
                <text:p xml:id="id7" text:id="id7">Nisu user friendly</text:p>
              </text:list-item>
              <text:list-item>
                <text:p xml:id="id8" text:id="id8">Nejasno značenj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Semantički URL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9" text:id="id9">Clean URL</text:p>
            <text:list text:style-name="L2">
              <text:list-item>
                <text:p xml:id="id10" text:id="id10">http://www.adriatic.hr/accommodation/1234</text:p>
              </text:list-item>
              <text:list-item>
                <text:p xml:id="id11" text:id="id11">http://www.adriatic.hr/accommodation/dalmatia/trogir</text:p>
              </text:list-item>
              <text:list-item>
                <text:p xml:id="id12" text:id="id12">http://www.adriatic.hr/php-akademija</text:p>
              </text:list-item>
            </text:list>
            <text:p xml:id="id13" text:id="id13">Prednosti</text:p>
            <text:list text:continue-numbering="true" text:style-name="L2">
              <text:list-item>
                <text:p xml:id="id14" text:id="id14">Čitljiviji, jasnije značenje</text:p>
              </text:list-item>
              <text:list-item>
                <text:p xml:id="id15" text:id="id15">Lakše se pamte i izgovaraju</text:p>
              </text:list-item>
              <text:list-item>
                <text:p xml:id="id16" text:id="id16">Korisniji za marketinške svrh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Routing komponenta</text:p>
          </draw:text-box>
        </draw:frame>
        <draw:frame presentation:style-name="pr5" draw:layer="layout" svg:width="32.399cm" svg:height="20cm" svg:x="1.8cm" svg:y="4.6cm" presentation:class="outline" presentation:user-transformed="true">
          <draw:text-box>
            <text:p xml:id="id17" text:id="id17">Omogućava mapiranje URL-ova na odgovarajuće akcije u aplikaciji.</text:p>
            <text:list text:style-name="L2">
              <text:list-item>
                <text:p xml:id="id18" text:id="id18">olakšava definiranje semantičkih URL-ova</text:p>
              </text:list-item>
              <text:list-item>
                <text:p xml:id="id19" text:id="id19">razdvaja internu strukturu podataka od korisničkog sučelja</text:p>
              </text:list-item>
              <text:list-item>
                <text:p xml:id="id20" text:id="id20">olakšava održavanje, npr. promjenu URL putanje neke stranice</text:p>
              </text:list-item>
            </text:list>
            <text:p xml:id="id21" text:id="id21">Symfony podržava definiranja ruta preko:</text:p>
            <text:list text:continue-numbering="true" text:style-name="L2">
              <text:list-item>
                <text:p xml:id="id22" text:id="id22"><text:a xlink:href="http://symfony.com/doc/current/bundles/SensioFrameworkExtraBundle/annotations/routing.html" xlink:type="simple">PHP Anotacija unutar controllera</text:a> (zadani način)</text:p>
              </text:list-item>
              <text:list-item>
                <text:p xml:id="id23" text:id="id23">YAML-a</text:p>
              </text:list-item>
              <text:list-item>
                <text:p xml:id="id24" text:id="id24">XML-a</text:p>
              </text:list-item>
              <text:list-item>
                <text:p xml:id="id25" text:id="id25">PHP-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PHP Anotacije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26" text:id="id26">Sadrže dodatne podatke o PHP kodu</text:p>
              </text:list-item>
              <text:list-item>
                <text:p xml:id="id27" text:id="id27">Zapisuju se unutar tzv. <text:a xlink:href="https://phpdoc.org/docs/latest/guides/docblocks.html" xlink:type="simple">DocBlock</text:a> PHP komentara</text:p>
              </text:list-item>
              <text:list-item>
                <text:p xml:id="id28" text:id="id28">DocBlock: sličan multiline komentaru</text:p>
                <text:list>
                  <text:list-item>
                    <text:p xml:id="id29" text:id="id29">/* Neki multiline komentar unutar PHP koda */</text:p>
                  </text:list-item>
                  <text:list-item>
                    <text:p xml:id="id30" text:id="id30">/** DocBlock komentar */</text:p>
                  </text:list-item>
                  <text:list-item>
                    <text:p xml:id="id31" text:id="id31">DocBlock počinje sa /** umjesto /*</text:p>
                  </text:list-item>
                </text:list>
              </text:list-item>
              <text:list-item>
                <text:p xml:id="id32" text:id="id32">Koriste ih: </text:p>
                <text:list>
                  <text:list-item>
                    <text:p xml:id="id33" text:id="id33">Doctrine, </text:p>
                  </text:list-item>
                  <text:list-item>
                    <text:p xml:id="id34" text:id="id34">Symfony routing, view, cache, security komponente</text:p>
                  </text:list-item>
                </text:list>
              </text:list-item>
            </text:list>
            <text:p xml:id="id35" text:id="id35"><text:span text:style-name="T1">/** </text:span></text:p>
            <text:p xml:id="id36" text:id="id36"><text:span text:style-name="T1"><text:s/></text:span><text:span text:style-name="T1">* @Route("/blog", name="blog_list") </text:span></text:p>
            <text:p xml:id="id37" text:id="id37"><text:span text:style-name="T1"><text:s/></text:span><text:span text:style-name="T1">*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Slugovi</text:p>
          </draw:text-box>
        </draw:frame>
        <draw:frame presentation:style-name="pr7" draw:layer="layout" svg:width="31cm" svg:height="20cm" svg:x="1.8cm" svg:y="4.6cm" presentation:class="outline" presentation:user-transformed="true">
          <draw:text-box>
            <text:p xml:id="id38" text:id="id38">Dio URL-a koji identificira neki resurs:</text:p>
            <text:list text:style-name="L2">
              <text:list-item>
                <text:p xml:id="id39" text:id="id39">Naziv članka</text:p>
              </text:list-item>
              <text:list-item>
                <text:p xml:id="id40" text:id="id40">Naziv datoteke</text:p>
              </text:list-item>
              <text:list-item>
                <text:p xml:id="id41" text:id="id41">Id smještaja</text:p>
              </text:list-item>
            </text:list>
            <text:p xml:id="id42" text:id="id42">Sadrži samo slova, brojeve, povlaku (_) ili hyphen (-)</text:p>
            <text:p xml:id="id43" text:id="id43">Primjer:</text:p>
            <text:list text:continue-numbering="true" text:style-name="L2">
              <text:list-item>
                <text:p xml:id="id44" text:id="id44">http://www.adriatic.hr/accommodation/<text:span text:style-name="T2">1234</text:span></text:p>
              </text:list-item>
              <text:list-item>
                <text:p xml:id="id45" text:id="id45">http://www.adriatic.hr/accommodation/<text:span text:style-name="T2">dalmati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Slugovi – Booking aplikacija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46" text:id="id46">Napravimo stranicu za prikaz pojedinačnih smještaja</text:p>
            <text:list text:style-name="L2">
              <text:list-item>
                <text:p xml:id="id47" text:id="id47">URL: /accommodation/{accommodationId}</text:p>
              </text:list-item>
              <text:list-item>
                <text:p xml:id="id48" text:id="id48">accommodation_id je slug koji identificira smještaj</text:p>
              </text:list-item>
              <text:list-item>
                <text:p xml:id="id49" text:id="id49">Symfony će pozivati ovu akciju za sve URL-ove oblika:</text:p>
                <text:list>
                  <text:list-item>
                    <text:p xml:id="id50" text:id="id50">/accommodation/*</text:p>
                  </text:list-item>
                </text:list>
              </text:list-item>
              <text:list-item>
                <text:p xml:id="id51" text:id="id51">Na primjer, za smještaj sa id-jem 1234 otvaramo stranicu:</text:p>
                <text:list>
                  <text:list-item>
                    <text:p xml:id="id52" text:id="id52">/accommodation/1234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2T1">
        <office:forms form:automatic-focus="false" form:apply-design-mode="false"/>
        <draw:frame presentation:style-name="pr9" draw:layer="layout" svg:width="25.8cm" svg:height="2.508cm" svg:x="1.8cm" svg:y="1.192cm" presentation:class="title" presentation:user-transformed="true">
          <draw:text-box>
            <text:p>Stranica smještaja</text:p>
          </draw:text-box>
        </draw:frame>
        <draw:frame presentation:style-name="pr7" draw:layer="layout" svg:width="30.8cm" svg:height="12.2cm" svg:x="1.8cm" svg:y="4.6cm" presentation:class="outline" presentation:user-transformed="true">
          <draw:text-box>
            <text:list text:style-name="L2">
              <text:list-item>
                <text:p xml:id="id53" text:id="id53">Kako bi znali koji smještaj prikazati moramo imati vrijednost <text:span text:style-name="T3">accommodationId </text:span><text:span text:style-name="T4">sluga unutar akcije</text:span></text:p>
              </text:list-item>
              <text:list-item>
                <text:p xml:id="id54" text:id="id54"><text:span text:style-name="T4">Symfony šalje vrijednost sluga akciji kao </text:span><text:span text:style-name="T5">istoimeni </text:span><text:span text:style-name="T6">parametar</text:span></text:p>
              </text:list-item>
              <text:list-item>
                <text:p xml:id="id55" text:id="id55"><text:span text:style-name="T6">Dobiveni parametar se može:</text:span></text:p>
                <text:list>
                  <text:list-item>
                    <text:p xml:id="id56" text:id="id56"><text:span text:style-name="T6">Iskoristiti za pronalaženje smještaja</text:span></text:p>
                  </text:list-item>
                  <text:list-item>
                    <text:p xml:id="id57" text:id="id57"><text:span text:style-name="T6">Proslijediti u template preko </text:span><text:span text:style-name="T7">render</text:span><text:span text:style-name="T6"> metode:</text:span></text:p>
                  </text:list-item>
                </text:list>
              </text:list-item>
            </text:list>
            <text:p><text:span text:style-name="T6"/></text:p>
          </draw:text-box>
        </draw:frame>
        <draw:frame draw:style-name="gr2" draw:text-style-name="P4" xml:id="id58" draw:id="id58" draw:layer="layout" svg:width="33.8cm" svg:height="7.721cm" svg:x="1.4cm" svg:y="17cm">
          <draw:text-box>
            <text:p><text:span text:style-name="T8">/**</text:span></text:p>
            <text:p><text:span text:style-name="T8"><text:s/></text:span><text:span text:style-name="T8">* @Route("/accommodation/{accommodationId}", name="App_Accommodation_accommodation")</text:span></text:p>
            <text:p><text:span text:style-name="T8"><text:s/></text:span><text:span text:style-name="T8">*/</text:span></text:p>
            <text:p><text:span text:style-name="T9">public function</text:span><text:span text:style-name="T10"> </text:span><text:span text:style-name="T11">accommodationAction</text:span><text:span text:style-name="T10">($accommodationId)</text:span></text:p>
            <text:p><text:span text:style-name="T10">{</text:span></text:p>
            <text:p><text:span text:style-name="T9"><text:s text:c="4"/></text:span><text:span text:style-name="T9">return</text:span><text:span text:style-name="T10"> $this</text:span><text:span text:style-name="T9">-&gt;</text:span><text:span text:style-name="T10">render(</text:span><text:span text:style-name="T12">'AppBundle:Accommodation:accommodation.html.twig'</text:span><text:span text:style-name="T10">, [</text:span></text:p>
            <text:p><text:span text:style-name="T10"><text:s text:c="8"/></text:span><text:span text:style-name="T12">'accommodationId'</text:span><text:span text:style-name="T10"> </text:span><text:span text:style-name="T9">=&gt;</text:span><text:span text:style-name="T10"> $accommodationId,</text:span></text:p>
            <text:p><text:span text:style-name="T10"><text:s text:c="4"/></text:span><text:span text:style-name="T10">]);</text:span></text:p>
            <text:p text:style-name="P3"><text:span text:style-name="T10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2T1">
        <office:forms form:automatic-focus="false" form:apply-design-mode="false"/>
        <draw:frame presentation:style-name="pr9" draw:layer="layout" svg:width="25.8cm" svg:height="2.508cm" svg:x="1.8cm" svg:y="1.192cm" presentation:class="title" presentation:user-transformed="true">
          <draw:text-box>
            <text:p>Prioritet ruta</text:p>
          </draw:text-box>
        </draw:frame>
        <draw:frame presentation:style-name="pr7" draw:layer="layout" svg:width="32.399cm" svg:height="2.2cm" svg:x="1.8cm" svg:y="4.6cm" presentation:class="outline" presentation:user-transformed="true">
          <draw:text-box>
            <text:list text:style-name="L2">
              <text:list-item>
                <text:p>Što ako dvije rute pokazuju na isti URL?</text:p>
              </text:list-item>
            </text:list>
          </draw:text-box>
        </draw:frame>
        <draw:frame draw:style-name="gr3" draw:text-style-name="P5" draw:layer="layout" svg:width="30cm" svg:height="12.701cm" svg:x="1.8cm" svg:y="6.4cm">
          <draw:text-box>
            <text:p><text:span text:style-name="T13">/**</text:span></text:p>
            <text:p><text:span text:style-name="T13"><text:s/></text:span><text:span text:style-name="T13">* @Route("/blog/{page}", name="blog_list")</text:span></text:p>
            <text:p><text:span text:style-name="T13"><text:s/></text:span><text:span text:style-name="T13">*/</text:span></text:p>
            <text:p><text:span text:style-name="T14">public function</text:span><text:span text:style-name="T15"> </text:span><text:span text:style-name="T16">listAction</text:span><text:span text:style-name="T15">($page)</text:span></text:p>
            <text:p><text:span text:style-name="T15">{</text:span></text:p>
            <text:p><text:span text:style-name="T15"><text:s text:c="4"/></text:span><text:span text:style-name="T13">// ...</text:span></text:p>
            <text:p><text:span text:style-name="T15">}</text:span></text:p>
            <text:p><text:span text:style-name="T17"/></text:p>
            <text:p><text:span text:style-name="T13">/**</text:span></text:p>
            <text:p><text:span text:style-name="T13"><text:s/></text:span><text:span text:style-name="T13">* @Route("/blog/{slug}", name="blog_show")</text:span></text:p>
            <text:p><text:span text:style-name="T13"><text:s/></text:span><text:span text:style-name="T13">*/</text:span></text:p>
            <text:p><text:span text:style-name="T14">public function</text:span><text:span text:style-name="T15"> </text:span><text:span text:style-name="T16">showAction</text:span><text:span text:style-name="T15">($slug)</text:span></text:p>
            <text:p><text:span text:style-name="T15">{</text:span></text:p>
            <text:p><text:span text:style-name="T15"><text:s text:c="4"/></text:span><text:span text:style-name="T13">// ...</text:span></text:p>
            <text:p text:style-name="P3"><text:span text:style-name="T15">}</text:span></text:p>
          </draw:text-box>
        </draw:frame>
        <draw:frame presentation:style-name="pr7" draw:layer="layout" svg:width="32.399cm" svg:height="4.6cm" svg:x="1.8cm" svg:y="19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Debugging</text:p>
          </draw:text-box>
        </draw:frame>
        <draw:frame presentation:style-name="pr7" draw:layer="layout" svg:width="31.2cm" svg:height="20cm" svg:x="1.8cm" svg:y="4.6cm" presentation:class="outline" presentation:user-transformed="true">
          <draw:text-box>
            <text:p>Redoslijed kojim Symfony učitava rute možemo vidjeti u konzoli pomoću naredbe:</text:p>
            <text:list text:style-name="L2">
              <text:list-item>
                <text:p><text:span text:style-name="T18">php bin/console debug:router</text:span></text:p>
              </text:list-item>
            </text:list>
            <text:p>iz root foldera našeg projekta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Route requirements</text:p>
          </draw:text-box>
        </draw:frame>
        <draw:frame presentation:style-name="pr7" draw:layer="layout" svg:width="31cm" svg:height="6cm" svg:x="1.8cm" svg:y="4.6cm" presentation:class="outline" presentation:user-transformed="true">
          <draw:text-box>
            <text:list text:style-name="L2">
              <text:list-item>
                <text:p xml:id="id59" text:id="id59">Možemo definirati dodatne zahtjeve za URL slug preko regularnih izraza</text:p>
              </text:list-item>
              <text:list-item>
                <text:p xml:id="id60" text:id="id60">U donjem primjeru, Symfony učitava prvu rutu ako je slug cijeli broj, inače učitava drugu rutu</text:p>
              </text:list-item>
            </text:list>
          </draw:text-box>
        </draw:frame>
        <draw:frame draw:style-name="gr4" draw:text-style-name="P6" xml:id="id61" draw:id="id61" draw:layer="layout" svg:width="32.399cm" svg:height="13.841cm" svg:x="1.8cm" svg:y="10.8cm">
          <draw:text-box>
            <text:p><text:span text:style-name="T19">/**</text:span></text:p>
            <text:p><text:span text:style-name="T19"><text:s/></text:span><text:span text:style-name="T19">* @Route("/blog/{page}", name="blog_list", requirements={"page": "\d+"})</text:span></text:p>
            <text:p><text:span text:style-name="T19"><text:s/></text:span><text:span text:style-name="T19">*/</text:span></text:p>
            <text:p><text:span text:style-name="T20">public function</text:span><text:span text:style-name="T21"> </text:span><text:span text:style-name="T22">listAction</text:span><text:span text:style-name="T21">($page)</text:span></text:p>
            <text:p><text:span text:style-name="T21">{</text:span></text:p>
            <text:p><text:span text:style-name="T21"><text:s text:c="4"/></text:span><text:span text:style-name="T19">// ...</text:span></text:p>
            <text:p><text:span text:style-name="T21">}</text:span></text:p>
            <text:p><text:span text:style-name="T23"/></text:p>
            <text:p><text:span text:style-name="T19">/**</text:span></text:p>
            <text:p><text:span text:style-name="T19"><text:s/></text:span><text:span text:style-name="T19">* @Route("/blog/{slug}", name="blog_show")</text:span></text:p>
            <text:p><text:span text:style-name="T19"><text:s/></text:span><text:span text:style-name="T19">*/</text:span></text:p>
            <text:p><text:span text:style-name="T20">public function</text:span><text:span text:style-name="T21"> </text:span><text:span text:style-name="T22">showAction</text:span><text:span text:style-name="T21">($slug)</text:span></text:p>
            <text:p><text:span text:style-name="T21">{</text:span></text:p>
            <text:p><text:span text:style-name="T21"><text:s text:c="4"/></text:span><text:span text:style-name="T19">// ...</text:span></text:p>
            <text:p text:style-name="P3"><text:span text:style-name="T2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Zadana vrijednost za URL slug</text:p>
          </draw:text-box>
        </draw:frame>
        <draw:frame presentation:style-name="pr7" draw:layer="layout" svg:width="31cm" svg:height="3.2cm" svg:x="1.8cm" svg:y="4.6cm" presentation:class="outline" presentation:user-transformed="true">
          <draw:text-box>
            <text:p>Što ako želimo da URL /blog pokazuje na rutu <text:span text:style-name="T3">blog_list </text:span><text:span text:style-name="T4">gdje je </text:span><text:span text:style-name="T3">page </text:span><text:span text:style-name="T4">parametar 1?</text:span></text:p>
            <text:list text:style-name="L2">
              <text:list-item>
                <text:p/>
              </text:list-item>
            </text:list>
          </draw:text-box>
        </draw:frame>
        <draw:frame draw:style-name="gr5" draw:text-style-name="P6" draw:layer="layout" svg:width="32.399cm" svg:height="7cm" svg:x="1.8cm" svg:y="8.4cm">
          <draw:text-box>
            <text:p><text:span text:style-name="T19">/**</text:span></text:p>
            <text:p><text:span text:style-name="T19"><text:s/></text:span><text:span text:style-name="T19">* @Route("/blog/{page}", name="blog_list", requirements={"page": "\d+"})</text:span></text:p>
            <text:p><text:span text:style-name="T19"><text:s/></text:span><text:span text:style-name="T19">*/</text:span></text:p>
            <text:p><text:span text:style-name="T20">public function</text:span><text:span text:style-name="T21"> </text:span><text:span text:style-name="T22">listAction</text:span><text:span text:style-name="T21">($page)</text:span></text:p>
            <text:p><text:span text:style-name="T21">{</text:span></text:p>
            <text:p><text:span text:style-name="T21"><text:s text:c="4"/></text:span><text:span text:style-name="T19">// ...</text:span></text:p>
            <text:p><text:span text:style-name="T2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Zadana vrijednost za URL slug</text:p>
          </draw:text-box>
        </draw:frame>
        <draw:frame presentation:style-name="pr7" draw:layer="layout" svg:width="31cm" svg:height="3.2cm" svg:x="1.8cm" svg:y="4.6cm" presentation:class="outline" presentation:user-transformed="true">
          <draw:text-box>
            <text:p>Što ako želimo da URL /blog pokazuje na rutu <text:span text:style-name="T3">blog_list </text:span><text:span text:style-name="T4">gdje je </text:span><text:span text:style-name="T3">page </text:span><text:span text:style-name="T4">parametar 1?</text:span></text:p>
            <text:list text:style-name="L2">
              <text:list-item>
                <text:p/>
              </text:list-item>
            </text:list>
          </draw:text-box>
        </draw:frame>
        <draw:frame draw:style-name="gr5" draw:text-style-name="P6" draw:layer="layout" svg:width="32.399cm" svg:height="7cm" svg:x="1.8cm" svg:y="8.4cm">
          <draw:text-box>
            <text:p><text:span text:style-name="T19">/**</text:span></text:p>
            <text:p><text:span text:style-name="T19"><text:s/></text:span><text:span text:style-name="T19">* @Route("/blog/{page}", name="blog_list", requirements={"page": "\d+"})</text:span></text:p>
            <text:p><text:span text:style-name="T19"><text:s/></text:span><text:span text:style-name="T19">*/</text:span></text:p>
            <text:p><text:span text:style-name="T20">public function</text:span><text:span text:style-name="T21"> </text:span><text:span text:style-name="T22">listAction</text:span><text:span text:style-name="T21">($page </text:span><text:span text:style-name="T24">=</text:span><text:span text:style-name="T25"> </text:span><text:span text:style-name="T26">1</text:span><text:span text:style-name="T21">)</text:span></text:p>
            <text:p><text:span text:style-name="T21">{</text:span></text:p>
            <text:p><text:span text:style-name="T21"><text:s text:c="4"/></text:span><text:span text:style-name="T19">// ...</text:span></text:p>
            <text:p><text:span text:style-name="T2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3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Za definiranje zadane vrijednosti sluga koristimo zadane vrijednosti za argumente funkcija u PHP-u.</text:p>
              <text:p/>
            </draw:text-box>
          </draw:frame>
        </presentation:notes>
      </draw:page>
      <draw:page draw:name="page14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Korisni linkovi</text:p>
          </draw:text-box>
        </draw:frame>
        <draw:frame presentation:style-name="pr7" draw:layer="layout" svg:width="32.399cm" svg:height="20cm" svg:x="1.8cm" svg:y="4.6cm" presentation:class="outline">
          <draw:text-box>
            <text:list text:style-name="L2">
              <text:list-item>
                <text:p><text:a xlink:href="http://symfony.com/doc/current/routing.html" xlink:type="simple">Symfony routing dokumentacija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7" svg:font-family="Consolas, 'Lucida Console'"/>
    <style:font-face style:name="Arial2" svg:font-family="Arial" style:font-family-generic="swiss"/>
    <style:font-face style:name="Calibri2" svg:font-family="Calibri" style:font-family-generic="swiss"/>
    <style:font-face style:name="Consolas5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6" svg:font-family="Consolas, 'Lucida Console'" style:font-pitch="variable"/>
    <style:font-face style:name="Liberation Sans2" svg:font-family="'Liberation Sans'" style:font-pitch="variable"/>
    <style:font-face style:name="Consolas4" svg:font-family="Consolas" style:font-family-generic="modern" style:font-pitch="variable"/>
    <style:font-face style:name="Consolas2" svg:font-family="Consolas" style:font-adornments="Regular" style:font-family-generic="modern" style:font-pitch="variable"/>
    <style:font-face style:name="Lao UI2" svg:font-family="'Lao UI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0000000300D1A4F8A600D53285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BA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de_20_style" style:display-name="Code style" style:family="graphic" style:parent-style-name="standard">
      <style:graphic-properties draw:stroke-dash="Dashed_20__28_var_29__20_4" draw:fill-color="#000000" draw:fill-gradient-name="Gradient_20_7" draw:fill-hatch-name="Hatching_20_1" draw:fill-image-name="Bitmap_20_2" draw:fill-image-width="0cm" draw:fill-image-height="0cm"/>
      <style:text-properties style:font-name="Consolas3" fo:font-family="Consolas" style:font-style-name="Regular" style:font-family-generic="modern" style:font-pitch="fixed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00:30:27.576000000</meta:creation-date>
    <dc:language>hr-HR</dc:language>
    <meta:editing-cycles>149</meta:editing-cycles>
    <meta:editing-duration>PT19H37M32S</meta:editing-duration>
    <meta:generator>LibreOffice/5.1.5.2$Windows_x86 LibreOffice_project/7a864d8825610a8c07cfc3bc01dd4fce6a9447e5</meta:generator>
    <dc:title>PHP Akademija template v4</dc:title>
    <dc:date>2016-12-09T16:39:47.968000000</dc:date>
    <meta:document-statistic meta:object-count="101"/>
  </office:meta>
</office:document-meta>
</file>